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left="0cm" fo:margin-right="0cm" fo:margin-top="0cm" fo:margin-bottom="0cm" fo:text-align="center" style:justify-single-word="false" fo:orphans="2" fo:widows="2" fo:text-indent="0cm" style:auto-text-indent="false" style:writing-mode="lr-tb"/>
      <style:text-properties fo:font-variant="normal" fo:text-transform="none" fo:color="#000000" style:font-name="Arial" fo:font-size="30pt" fo:letter-spacing="normal" fo:font-style="normal" style:text-underline-style="solid" style:text-underline-width="auto" style:text-underline-color="font-color" fo:font-weight="bold" fo:background-color="transparent" style:font-size-asian="30pt" style:font-size-complex="30pt"/>
    </style:style>
    <style:style style:name="P2" style:family="paragraph" style:parent-style-name="Text_20_body">
      <style:paragraph-properties fo:orphans="2" fo:widows="2"/>
      <style:text-properties fo:font-variant="normal" fo:text-transform="none" fo:color="#000000" style:font-name="Times New Roman" fo:font-size="30pt" fo:letter-spacing="normal" fo:font-style="normal" fo:font-weight="bold" style:font-size-asian="30pt" style:font-size-complex="30pt"/>
    </style:style>
    <style:style style:name="P3" style:family="paragraph" style:parent-style-name="Text_20_body">
      <style:paragraph-properties fo:orphans="2" fo:widows="2"/>
      <style:text-properties fo:font-variant="normal" fo:text-transform="none" fo:color="#000000" style:font-name="Times New Roman" fo:font-size="14pt" fo:letter-spacing="normal" fo:font-style="normal" fo:font-weight="bold"/>
    </style:style>
    <style:style style:name="P4" style:family="paragraph" style:parent-style-name="Text_20_body">
      <style:paragraph-properties fo:orphans="2" fo:widows="2"/>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5" style:family="paragraph" style:parent-style-name="Text_20_body">
      <style:paragraph-properties fo:orphans="2" fo:widows="2"/>
    </style:style>
    <style:style style:name="T1" style:family="text">
      <style:text-properties fo:font-variant="normal" fo:text-transform="none" fo:color="#000000" style:font-name="Times New Roman" fo:font-size="14pt" fo:letter-spacing="normal" fo:font-style="normal" fo:font-weight="bold"/>
    </style:style>
    <style:style style:name="T2" style:family="text">
      <style:text-properties fo:font-variant="normal" fo:text-transform="none" fo:color="#000000" style:font-name="Arial" fo:font-size="12pt" fo:letter-spacing="normal" fo:font-style="normal" style:text-underline-style="solid" style:text-underline-width="auto" style:text-underline-color="font-color" fo:font-weight="bold" fo:background-color="transparent"/>
    </style:style>
    <style:style style:name="T3" style:family="text">
      <style:text-properties fo:font-variant="normal" fo:text-transform="none" fo:color="#000000" style:text-line-through-style="none" style:font-name="Arial" fo:font-size="12pt" fo:letter-spacing="normal" fo:font-style="italic"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System Design Project </text:p>
      <text:p text:style-name="P1">Individual Report</text:p>
      <text:p text:style-name="P1">Milestone 2</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Name: Georgi Tsatsev</text:p>
      <text:p text:style-name="P3">Matric: 1045049</text:p>
      <text:p text:style-name="P4"><text:soft-page-break/><text:tab/>My subgroup allocation for this milestone was like last time builders. Although I worked with the programming the strategies and vision groups. I was allocated since we still had some work on the robot.</text:p>
      <text:p text:style-name="P4"><text:tab/>The goals of my subgroup for this milestone was to rebuild the robot and make it more of a final design implementing some additional features like dribblers and “wings”.</text:p>
      <text:p text:style-name="P4"><text:tab/>We achieved this goal and now this is the final design of the robot which is stable and strong. The only thing left that we need to implement is the connecting the multiplexor to the motors and putting the “wings”.</text:p>
      <text:p text:style-name="P4"><text:tab/>My individual contributions are divided into several parts. First I was building parts of the robot for example several kicker designs from which one was chosen to fit in the compact space left for it; positioning the dribblers properly; designing the “wings”; and other pieces that were build for the robot. Second I helped with the vision like suggesting how to fix some issues with detecting the yellow plate and I also helped calibrating the lens distortion. While the vision group was addressing the issue with the yellow the way I suggested <text:s/>I was trying to do another fix (splitting the image taken from the camera in pieces then adjusting the HSV values accordingly since <text:s/>different parts of the pitch had different lighting). Third I was helping with programming the strategies to use for the milestone. Had some breakthroughs which helped the programmers’ group very much for example how to adjust the robot’s movement properly which helped with the Milestone. I even wrote some test strategies of my own as backup strategies. Overall my contributions to the group were substantial because even though I am in the builders’ team I helped everywhere and approached the issues we had even outside my subgroup.</text:p>
      <text:p text:style-name="P4"><text:tab/>I attended every meeting kept very good communication my subgroup and the entire team. Every idea we had for the robot’s design was discussed before implementation with the entire team. I also suggested different ways to tackle the issues we had for the Milestone. </text:p>
      <text:p text:style-name="P3"/>
      <text:p text:style-name="P3"/>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i Tsatsev</meta:initial-creator>
    <meta:creation-date>2013-02-14T10:57:59</meta:creation-date>
    <dc:date>2013-02-14T11:53:30</dc:date>
    <dc:creator>Georgi Tsatsev</dc:creator>
    <meta:editing-duration>PT42M</meta:editing-duration>
    <meta:editing-cycles>14</meta:editing-cycles>
    <meta:generator>LibreOffice/3.4$Unix LibreOffice_project/340m1$Build-502</meta:generator>
    <meta:document-statistic meta:table-count="0" meta:image-count="0" meta:object-count="0" meta:page-count="2" meta:paragraph-count="10" meta:word-count="361" meta:character-count="2157" meta:non-whitespace-character-count="1797"/>
  </office:meta>
</office:document-meta>
</file>